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1A000000423576346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Table_20_Contents">
      <style:text-properties officeooo:rsid="0008155c" officeooo:paragraph-rsid="0008155c"/>
    </style:style>
    <style:style style:name="P8" style:family="paragraph" style:parent-style-name="Standard" style:master-page-name="Standard">
      <style:paragraph-properties fo:margin-top="0.3cm" fo:margin-bottom="0.15cm" style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9" style:family="paragraph" style:parent-style-name="Table_20_Contents">
      <style:text-properties officeooo:rsid="000a1c39" officeooo:paragraph-rsid="000a1c39"/>
    </style:style>
    <style:style style:name="P10" style:family="paragraph" style:parent-style-name="Table_20_Contents">
      <style:text-properties officeooo:paragraph-rsid="000a1c39"/>
    </style:style>
    <style:style style:name="P11" style:family="paragraph" style:parent-style-name="Table_20_Contents">
      <style:text-properties officeooo:rsid="000a8956" officeooo:paragraph-rsid="000a8956"/>
    </style:style>
    <style:style style:name="P12" style:family="paragraph" style:parent-style-name="Table_20_Contents">
      <style:paragraph-properties fo:padding="0.074cm" fo:border-left="none" fo:border-right="none" fo:border-top="none" fo:border-bottom="0.06pt solid #000000" style:join-border="false"/>
    </style:style>
    <style:style style:name="P13" style:family="paragraph" style:parent-style-name="Table_20_Contents">
      <style:paragraph-properties fo:padding="0.074cm" fo:border-left="none" fo:border-right="none" fo:border-top="none" fo:border-bottom="0.06pt solid #000000" style:join-border="false"/>
      <style:text-properties officeooo:rsid="000a1c39" officeooo:paragraph-rsid="000a1c39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88884"/>
    </style:style>
    <style:style style:name="T4" style:family="text">
      <style:text-properties officeooo:rsid="000a1c39"/>
    </style:style>
    <style:style style:name="T5" style:family="text">
      <style:text-properties officeooo:rsid="000a8956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8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Sesión 1. Herramientas de administración básica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Javier García Mancilla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c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P7">Si</text:p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P7"><text:span text:style-name="T3">Gestión</text:span> sobre usuarios</text:p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><text:soft-page-break/></text:p>
      <text:p text:style-name="P4">b) Cuestionario de conocimientos adquiridos.</text:p>
      <text:p text:style-name="Standard">Mi solución a la <text:span text:style-name="T2">actividad 1.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7">#!/bin/bash</text:p>
            <text:p text:style-name="P7">cp /fenix/depar/lsi/UML/*.gz /tmp</text:p>
            <text:p text:style-name="P7">cd /tmp/</text:p>
            <text:p text:style-name="P7">gunzip kernel32-3.0.4.gz</text:p>
            <text:p text:style-name="P7">gunzip Fedora14-x86-root_fs.gz </text:p>
            <text:p text:style-name="P7">./kernel32-3.0.4 ubda=./Fedora14-x86-root_fs mem=1024m</text:p>
          </table:table-cell>
        </table:table-row>
      </table:table>
      <text:p text:style-name="Standard"/>
      <text:p text:style-name="Standard">Mi solución a la <text:span text:style-name="T2">actividad 1.3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9">Adduser Javier</text:p>
            <text:p text:style-name="P9">adduser Javi</text:p>
            <text:p text:style-name="P9">usermod -d /home/usuarios/Javier Javier (cambia el directorio de trabajo)</text:p>
            <text:p text:style-name="P10"><text:span text:style-name="T4">usermod -u 123 Javi (cambia el uid del usuario)</text:span></text:p>
            <text:p text:style-name="P12"/>
            <text:p text:style-name="P9">userdel Javi</text:p>
            <text:p text:style-name="P9">cat /etc/passwd (no se encuentra rastro de la cuenta)</text:p>
            <text:p text:style-name="P9">cat /etc/group <text:span text:style-name="T5">(no se encuentra rastro de la cuenta borrada)</text:span></text:p>
            <text:p text:style-name="P13"/>
            <text:p text:style-name="P11">su Javi</text:p>
            <text:p text:style-name="P11">cd /home</text:p>
            <text:p text:style-name="P11">(El archivo que muestra es un solo que se llama igual que el usuario)</text:p>
          </table:table-cell>
        </table:table-row>
      </table:table>
      <text:p text:style-name="Standard"/>
      <text:p text:style-name="Standard">Mi solución a la <text:span text:style-name="T2">actividad 1.6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1.8</text:span> ha sido:</text:p>
      <table:table table:name="Table13" table:style-name="Table13">
        <table:table-column table:style-name="Table13.A"/>
        <text:soft-page-break/>
        <table:table-row>
          <table:table-cell table:style-name="Table13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1.10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85</meta:editing-cycles>
    <meta:creation-date>2011-10-05T09:46:35.67</meta:creation-date>
    <meta:editing-duration>PT21H16M33S</meta:editing-duration>
    <meta:generator>LibreOffice/4.2.8.2$Linux_X86_64 LibreOffice_project/420m0$Build-2</meta:generator>
    <dc:date>2015-10-02T11:23:14.361203372</dc:date>
    <meta:print-date>2011-10-06T10:39:21.37</meta:print-date>
    <meta:document-statistic meta:table-count="11" meta:image-count="1" meta:object-count="0" meta:page-count="3" meta:paragraph-count="36" meta:word-count="232" meta:character-count="1480" meta:non-whitespace-character-count="1273"/>
    <meta:user-defined meta:name="Información 1"/>
    <meta:user-defined meta:name="Información 2"/>
    <meta:user-defined meta:name="Información 3"/>
    <meta:user-defined meta:name="Información 4"/>
  </office:meta>
</office:document-meta>
</file>